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0.12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12.61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21.04mm"/>
    </style:style>
    <style:style style:name="co8" style:family="table-column">
      <style:table-column-properties fo:break-before="auto" style:column-width="17.78mm"/>
    </style:style>
    <style:style style:name="co9" style:family="table-column">
      <style:table-column-properties fo:break-before="auto" style:column-width="20.7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yerBSt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File Path</text:p>
          </table:table-cell>
          <table:table-cell office:value-type="string" calcext:value-type="string">
            <text:p><text:s/>length</text:p>
          </table:table-cell>
          <table:table-cell office:value-type="string" calcext:value-type="string">
            <text:p><text:s/>jumps</text:p>
          </table:table-cell>
          <table:table-cell office:value-type="string" calcext:value-type="string">
            <text:p><text:s/>hops</text:p>
          </table:table-cell>
          <table:table-cell office:value-type="string" calcext:value-type="string">
            <text:p><text:s/>dives</text:p>
          </table:table-cell>
          <table:table-cell office:value-type="string" calcext:value-type="string">
            <text:p><text:s/>movetoward</text:p>
          </table:table-cell>
          <table:table-cell office:value-type="string" calcext:value-type="string">
            <text:p><text:s/>moveaway</text:p>
          </table:table-cell>
          <table:table-cell office:value-type="string" calcext:value-type="string">
            <text:p><text:s/>moveup</text:p>
          </table:table-cell>
          <table:table-cell office:value-type="string" calcext:value-type="string">
            <text:p><text:s/>leftscore</text:p>
          </table:table-cell>
          <table:table-cell office:value-type="string" calcext:value-type="string">
            <text:p><text:s/>right scor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points scored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2-49Session0.bytes</text:p>
          </table:table-cell>
          <table:table-cell office:value-type="float" office:value="33.59826" calcext:value-type="float">
            <text:p>33.59826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.12002" calcext:value-type="float">
            <text:p>64.12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2]-[.J2]" office:value-type="float" office:value="0" calcext:value-type="float">
            <text:p>0</text:p>
          </table:table-cell>
          <table:table-cell table:formula="of:=[.I2]+[.J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0.bytes</text:p>
          </table:table-cell>
          <table:table-cell office:value-type="float" office:value="22.90623" calcext:value-type="float">
            <text:p>22.906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.1" calcext:value-type="float">
            <text:p>20.1</text:p>
          </table:table-cell>
          <table:table-cell office:value-type="float" office:value="2.540009" calcext:value-type="float">
            <text:p>2.540009</text:p>
          </table:table-cell>
          <table:table-cell office:value-type="float" office:value="37.832" calcext:value-type="float">
            <text:p>37.8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I3]-[.J3]" office:value-type="float" office:value="-3" calcext:value-type="float">
            <text:p>-3</text:p>
          </table:table-cell>
          <table:table-cell table:formula="of:=[.I3]+[.J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1.bytes</text:p>
          </table:table-cell>
          <table:table-cell office:value-type="float" office:value="18.60511" calcext:value-type="float">
            <text:p>18.605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8.79998" calcext:value-type="float">
            <text:p>28.79998</text:p>
          </table:table-cell>
          <table:table-cell office:value-type="float" office:value="7.320005" calcext:value-type="float">
            <text:p>7.320005</text:p>
          </table:table-cell>
          <table:table-cell office:value-type="float" office:value="48.08001" calcext:value-type="float">
            <text:p>48.080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I4]-[.J4]" office:value-type="float" office:value="-4" calcext:value-type="float">
            <text:p>-4</text:p>
          </table:table-cell>
          <table:table-cell table:formula="of:=[.I4]+[.J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2.bytes</text:p>
          </table:table-cell>
          <table:table-cell office:value-type="float" office:value="16.79952" calcext:value-type="float">
            <text:p>16.7995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.4" calcext:value-type="float">
            <text:p>20.4</text:p>
          </table:table-cell>
          <table:table-cell office:value-type="float" office:value="0.3000026" calcext:value-type="float">
            <text:p>0.3000026</text:p>
          </table:table-cell>
          <table:table-cell office:value-type="float" office:value="38.984" calcext:value-type="float">
            <text:p>38.98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I5]-[.J5]" office:value-type="float" office:value="-5" calcext:value-type="float">
            <text:p>-5</text:p>
          </table:table-cell>
          <table:table-cell table:formula="of:=[.I5]+[.J5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3.bytes</text:p>
          </table:table-cell>
          <table:table-cell office:value-type="float" office:value="15.20761" calcext:value-type="float">
            <text:p>15.2076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9.39997" calcext:value-type="float">
            <text:p>29.39997</text:p>
          </table:table-cell>
          <table:table-cell office:value-type="float" office:value="0.3000014" calcext:value-type="float">
            <text:p>0.3000014</text:p>
          </table:table-cell>
          <table:table-cell office:value-type="float" office:value="45.74" calcext:value-type="float">
            <text:p>45.7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I6]-[.J6]" office:value-type="float" office:value="-4" calcext:value-type="float">
            <text:p>-4</text:p>
          </table:table-cell>
          <table:table-cell table:formula="of:=[.I6]+[.J6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4.bytes</text:p>
          </table:table-cell>
          <table:table-cell office:value-type="float" office:value="17.65037" calcext:value-type="float">
            <text:p>17.6503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.1" calcext:value-type="float">
            <text:p>17.1</text:p>
          </table:table-cell>
          <table:table-cell office:value-type="float" office:value="0.300002" calcext:value-type="float">
            <text:p>0.300002</text:p>
          </table:table-cell>
          <table:table-cell office:value-type="float" office:value="44.06" calcext:value-type="float">
            <text:p>44.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I7]-[.J7]" office:value-type="float" office:value="-2" calcext:value-type="float">
            <text:p>-2</text:p>
          </table:table-cell>
          <table:table-cell table:formula="of:=[.I7]+[.J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5.bytes</text:p>
          </table:table-cell>
          <table:table-cell office:value-type="float" office:value="15.80054" calcext:value-type="float">
            <text:p>15.8005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7.29998" calcext:value-type="float">
            <text:p>27.29998</text:p>
          </table:table-cell>
          <table:table-cell office:value-type="float" office:value="0.6000021" calcext:value-type="float">
            <text:p>0.6000021</text:p>
          </table:table-cell>
          <table:table-cell office:value-type="float" office:value="50.56401" calcext:value-type="float">
            <text:p>50.564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I8]-[.J8]" office:value-type="float" office:value="-6" calcext:value-type="float">
            <text:p>-6</text:p>
          </table:table-cell>
          <table:table-cell table:formula="of:=[.I8]+[.J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6.bytes</text:p>
          </table:table-cell>
          <table:table-cell office:value-type="float" office:value="15.98733" calcext:value-type="float">
            <text:p>15.9873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.2" calcext:value-type="float">
            <text:p>19.2</text:p>
          </table:table-cell>
          <table:table-cell office:value-type="float" office:value="8.960001" calcext:value-type="float">
            <text:p>8.960001</text:p>
          </table:table-cell>
          <table:table-cell office:value-type="float" office:value="51.148" calcext:value-type="float">
            <text:p>51.1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I9]-[.J9]" office:value-type="float" office:value="-2" calcext:value-type="float">
            <text:p>-2</text:p>
          </table:table-cell>
          <table:table-cell table:formula="of:=[.I9]+[.J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7.bytes</text:p>
          </table:table-cell>
          <table:table-cell office:value-type="float" office:value="16.48873" calcext:value-type="float">
            <text:p>16.4887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0.49995" calcext:value-type="float">
            <text:p>40.49995</text:p>
          </table:table-cell>
          <table:table-cell office:value-type="float" office:value="2.240011" calcext:value-type="float">
            <text:p>2.240011</text:p>
          </table:table-cell>
          <table:table-cell office:value-type="float" office:value="58.108" calcext:value-type="float">
            <text:p>58.1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I10]-[.J10]" office:value-type="float" office:value="-3" calcext:value-type="float">
            <text:p>-3</text:p>
          </table:table-cell>
          <table:table-cell table:formula="of:=[.I10]+[.J10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8.bytes</text:p>
          </table:table-cell>
          <table:table-cell office:value-type="float" office:value="16.83748" calcext:value-type="float">
            <text:p>16.837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8.99995" calcext:value-type="float">
            <text:p>38.99995</text:p>
          </table:table-cell>
          <table:table-cell office:value-type="float" office:value="0.3000058" calcext:value-type="float">
            <text:p>0.3000058</text:p>
          </table:table-cell>
          <table:table-cell office:value-type="float" office:value="61.576" calcext:value-type="float">
            <text:p>61.57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I11]-[.J11]" office:value-type="float" office:value="2" calcext:value-type="float">
            <text:p>2</text:p>
          </table:table-cell>
          <table:table-cell table:formula="of:=[.I11]+[.J1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9.bytes</text:p>
          </table:table-cell>
          <table:table-cell office:value-type="float" office:value="16.74753" calcext:value-type="float">
            <text:p>16.7475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0.49994" calcext:value-type="float">
            <text:p>40.49994</text:p>
          </table:table-cell>
          <table:table-cell office:value-type="float" office:value="0.9000018" calcext:value-type="float">
            <text:p>0.9000018</text:p>
          </table:table-cell>
          <table:table-cell office:value-type="float" office:value="54.644" calcext:value-type="float">
            <text:p>54.64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I12]-[.J12]" office:value-type="float" office:value="-3" calcext:value-type="float">
            <text:p>-3</text:p>
          </table:table-cell>
          <table:table-cell table:formula="of:=[.I12]+[.J1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10.bytes</text:p>
          </table:table-cell>
          <table:table-cell office:value-type="float" office:value="18.92386" calcext:value-type="float">
            <text:p>18.9238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6.99998" calcext:value-type="float">
            <text:p>26.99998</text:p>
          </table:table-cell>
          <table:table-cell office:value-type="float" office:value="8.890003" calcext:value-type="float">
            <text:p>8.890003</text:p>
          </table:table-cell>
          <table:table-cell office:value-type="float" office:value="63.35999" calcext:value-type="float">
            <text:p>63.3599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I13]-[.J13]" office:value-type="float" office:value="0" calcext:value-type="float">
            <text:p>0</text:p>
          </table:table-cell>
          <table:table-cell table:formula="of:=[.I13]+[.J1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11.bytes</text:p>
          </table:table-cell>
          <table:table-cell office:value-type="float" office:value="17.36618" calcext:value-type="float">
            <text:p>17.366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3.89996" calcext:value-type="float">
            <text:p>33.89996</text:p>
          </table:table-cell>
          <table:table-cell office:value-type="float" office:value="0.900007" calcext:value-type="float">
            <text:p>0.900007</text:p>
          </table:table-cell>
          <table:table-cell office:value-type="float" office:value="62.54" calcext:value-type="float">
            <text:p>62.5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I14]-[.J14]" office:value-type="float" office:value="-2" calcext:value-type="float">
            <text:p>-2</text:p>
          </table:table-cell>
          <table:table-cell table:formula="of:=[.I14]+[.J1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12.bytes</text:p>
          </table:table-cell>
          <table:table-cell office:value-type="float" office:value="16.57323" calcext:value-type="float">
            <text:p>16.5732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8.39996" calcext:value-type="float">
            <text:p>38.39996</text:p>
          </table:table-cell>
          <table:table-cell office:value-type="float" office:value="9.260031" calcext:value-type="float">
            <text:p>9.260031</text:p>
          </table:table-cell>
          <table:table-cell office:value-type="float" office:value="58.11201" calcext:value-type="float">
            <text:p>58.112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I15]-[.J15]" office:value-type="float" office:value="4" calcext:value-type="float">
            <text:p>4</text:p>
          </table:table-cell>
          <table:table-cell table:formula="of:=[.I15]+[.J1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13.bytes</text:p>
          </table:table-cell>
          <table:table-cell office:value-type="float" office:value="22.89294" calcext:value-type="float">
            <text:p>22.8929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0.19995" calcext:value-type="float">
            <text:p>40.19995</text:p>
          </table:table-cell>
          <table:table-cell office:value-type="float" office:value="8.960032" calcext:value-type="float">
            <text:p>8.960032</text:p>
          </table:table-cell>
          <table:table-cell office:value-type="float" office:value="52.68801" calcext:value-type="float">
            <text:p>52.688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I16]-[.J16]" office:value-type="float" office:value="2" calcext:value-type="float">
            <text:p>2</text:p>
          </table:table-cell>
          <table:table-cell table:formula="of:=[.I16]+[.J1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14.bytes</text:p>
          </table:table-cell>
          <table:table-cell office:value-type="float" office:value="15.2387" calcext:value-type="float">
            <text:p>15.238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6.89996" calcext:value-type="float">
            <text:p>36.89996</text:p>
          </table:table-cell>
          <table:table-cell office:value-type="float" office:value="2.540008" calcext:value-type="float">
            <text:p>2.540008</text:p>
          </table:table-cell>
          <table:table-cell office:value-type="float" office:value="53.56" calcext:value-type="float">
            <text:p>53.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I17]-[.J17]" office:value-type="float" office:value="3" calcext:value-type="float">
            <text:p>3</text:p>
          </table:table-cell>
          <table:table-cell table:formula="of:=[.I17]+[.J17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15.bytes</text:p>
          </table:table-cell>
          <table:table-cell office:value-type="float" office:value="18.90002" calcext:value-type="float">
            <text:p>18.9000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2.29994" calcext:value-type="float">
            <text:p>42.29994</text:p>
          </table:table-cell>
          <table:table-cell office:value-type="float" office:value="4.780021" calcext:value-type="float">
            <text:p>4.780021</text:p>
          </table:table-cell>
          <table:table-cell office:value-type="float" office:value="52.83601" calcext:value-type="float">
            <text:p>52.836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I18]-[.J18]" office:value-type="float" office:value="-6" calcext:value-type="float">
            <text:p>-6</text:p>
          </table:table-cell>
          <table:table-cell table:formula="of:=[.I18]+[.J1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16.bytes</text:p>
          </table:table-cell>
          <table:table-cell office:value-type="float" office:value="16.93126" calcext:value-type="float">
            <text:p>16.931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8.59993" calcext:value-type="float">
            <text:p>48.59993</text:p>
          </table:table-cell>
          <table:table-cell office:value-type="float" office:value="11.20002" calcext:value-type="float">
            <text:p>11.20002</text:p>
          </table:table-cell>
          <table:table-cell office:value-type="float" office:value="64.40802" calcext:value-type="float">
            <text:p>64.408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9]-[.J19]" office:value-type="float" office:value="3" calcext:value-type="float">
            <text:p>3</text:p>
          </table:table-cell>
          <table:table-cell table:formula="of:=[.I19]+[.J1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17.bytes</text:p>
          </table:table-cell>
          <table:table-cell office:value-type="float" office:value="21.64448" calcext:value-type="float">
            <text:p>21.6444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4.89999" calcext:value-type="float">
            <text:p>24.89999</text:p>
          </table:table-cell>
          <table:table-cell office:value-type="float" office:value="7.720013" calcext:value-type="float">
            <text:p>7.720013</text:p>
          </table:table-cell>
          <table:table-cell office:value-type="float" office:value="82.19601" calcext:value-type="float">
            <text:p>82.196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I20]-[.J20]" office:value-type="float" office:value="-2" calcext:value-type="float">
            <text:p>-2</text:p>
          </table:table-cell>
          <table:table-cell table:formula="of:=[.I20]+[.J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18.bytes</text:p>
          </table:table-cell>
          <table:table-cell office:value-type="float" office:value="17.59272" calcext:value-type="float">
            <text:p>17.5927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8.69995" calcext:value-type="float">
            <text:p>38.69995</text:p>
          </table:table-cell>
          <table:table-cell office:value-type="float" office:value="12.18" calcext:value-type="float">
            <text:p>12.18</text:p>
          </table:table-cell>
          <table:table-cell office:value-type="float" office:value="57.57601" calcext:value-type="float">
            <text:p>57.576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I21]-[.J21]" office:value-type="float" office:value="2" calcext:value-type="float">
            <text:p>2</text:p>
          </table:table-cell>
          <table:table-cell table:formula="of:=[.I21]+[.J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19.bytes</text:p>
          </table:table-cell>
          <table:table-cell office:value-type="float" office:value="23.44876" calcext:value-type="float">
            <text:p>23.4487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3.49995" calcext:value-type="float">
            <text:p>43.49995</text:p>
          </table:table-cell>
          <table:table-cell office:value-type="float" office:value="17.55998" calcext:value-type="float">
            <text:p>17.55998</text:p>
          </table:table-cell>
          <table:table-cell office:value-type="float" office:value="72.99601" calcext:value-type="float">
            <text:p>72.996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I22]-[.J22]" office:value-type="float" office:value="-4" calcext:value-type="float">
            <text:p>-4</text:p>
          </table:table-cell>
          <table:table-cell table:formula="of:=[.I22]+[.J2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20.bytes</text:p>
          </table:table-cell>
          <table:table-cell office:value-type="float" office:value="18.98744" calcext:value-type="float">
            <text:p>18.9874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0.79995" calcext:value-type="float">
            <text:p>40.79995</text:p>
          </table:table-cell>
          <table:table-cell office:value-type="float" office:value="13.43999" calcext:value-type="float">
            <text:p>13.43999</text:p>
          </table:table-cell>
          <table:table-cell office:value-type="float" office:value="66.716" calcext:value-type="float">
            <text:p>66.71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I23]-[.J23]" office:value-type="float" office:value="0" calcext:value-type="float">
            <text:p>0</text:p>
          </table:table-cell>
          <table:table-cell table:formula="of:=[.I23]+[.J2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21.bytes</text:p>
          </table:table-cell>
          <table:table-cell office:value-type="float" office:value="16.80335" calcext:value-type="float">
            <text:p>16.8033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4.39994" calcext:value-type="float">
            <text:p>44.39994</text:p>
          </table:table-cell>
          <table:table-cell office:value-type="float" office:value="11.50002" calcext:value-type="float">
            <text:p>11.50002</text:p>
          </table:table-cell>
          <table:table-cell office:value-type="float" office:value="63.16002" calcext:value-type="float">
            <text:p>63.160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24]-[.J24]" office:value-type="float" office:value="3" calcext:value-type="float">
            <text:p>3</text:p>
          </table:table-cell>
          <table:table-cell table:formula="of:=[.I24]+[.J2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22.bytes</text:p>
          </table:table-cell>
          <table:table-cell office:value-type="float" office:value="17.89553" calcext:value-type="float">
            <text:p>17.8955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8.39996" calcext:value-type="float">
            <text:p>38.39996</text:p>
          </table:table-cell>
          <table:table-cell office:value-type="float" office:value="11.50002" calcext:value-type="float">
            <text:p>11.50002</text:p>
          </table:table-cell>
          <table:table-cell office:value-type="float" office:value="63.58401" calcext:value-type="float">
            <text:p>63.5840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I25]-[.J25]" office:value-type="float" office:value="-5" calcext:value-type="float">
            <text:p>-5</text:p>
          </table:table-cell>
          <table:table-cell table:formula="of:=[.I25]+[.J25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23.bytes</text:p>
          </table:table-cell>
          <table:table-cell office:value-type="float" office:value="21.61278" calcext:value-type="float">
            <text:p>21.6127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1.19997" calcext:value-type="float">
            <text:p>31.19997</text:p>
          </table:table-cell>
          <table:table-cell office:value-type="float" office:value="23.79995" calcext:value-type="float">
            <text:p>23.79995</text:p>
          </table:table-cell>
          <table:table-cell office:value-type="float" office:value="67.32799" calcext:value-type="float">
            <text:p>67.327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I26]-[.J26]" office:value-type="float" office:value="-3" calcext:value-type="float">
            <text:p>-3</text:p>
          </table:table-cell>
          <table:table-cell table:formula="of:=[.I26]+[.J2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24.bytes</text:p>
          </table:table-cell>
          <table:table-cell office:value-type="float" office:value="17.35681" calcext:value-type="float">
            <text:p>17.3568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9.29995" calcext:value-type="float">
            <text:p>39.29995</text:p>
          </table:table-cell>
          <table:table-cell office:value-type="float" office:value="14.80002" calcext:value-type="float">
            <text:p>14.80002</text:p>
          </table:table-cell>
          <table:table-cell office:value-type="float" office:value="65.08803" calcext:value-type="float">
            <text:p>65.088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I27]-[.J27]" office:value-type="float" office:value="4" calcext:value-type="float">
            <text:p>4</text:p>
          </table:table-cell>
          <table:table-cell table:formula="of:=[.I27]+[.J2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25.bytes</text:p>
          </table:table-cell>
          <table:table-cell office:value-type="float" office:value="16.76417" calcext:value-type="float">
            <text:p>16.7641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3.79994" calcext:value-type="float">
            <text:p>43.79994</text:p>
          </table:table-cell>
          <table:table-cell office:value-type="float" office:value="13.44001" calcext:value-type="float">
            <text:p>13.44001</text:p>
          </table:table-cell>
          <table:table-cell office:value-type="float" office:value="65.77601" calcext:value-type="float">
            <text:p>65.776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I28]-[.J28]" office:value-type="float" office:value="2" calcext:value-type="float">
            <text:p>2</text:p>
          </table:table-cell>
          <table:table-cell table:formula="of:=[.I28]+[.J2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26.bytes</text:p>
          </table:table-cell>
          <table:table-cell office:value-type="float" office:value="17.30227" calcext:value-type="float">
            <text:p>17.3022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4.49997" calcext:value-type="float">
            <text:p>34.49997</text:p>
          </table:table-cell>
          <table:table-cell office:value-type="float" office:value="15.32" calcext:value-type="float">
            <text:p>15.32</text:p>
          </table:table-cell>
          <table:table-cell office:value-type="float" office:value="62.92801" calcext:value-type="float">
            <text:p>62.928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I29]-[.J29]" office:value-type="float" office:value="1" calcext:value-type="float">
            <text:p>1</text:p>
          </table:table-cell>
          <table:table-cell table:formula="of:=[.I29]+[.J2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27.bytes</text:p>
          </table:table-cell>
          <table:table-cell office:value-type="float" office:value="16.14902" calcext:value-type="float">
            <text:p>16.1490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6.59996" calcext:value-type="float">
            <text:p>36.59996</text:p>
          </table:table-cell>
          <table:table-cell office:value-type="float" office:value="13.30001" calcext:value-type="float">
            <text:p>13.30001</text:p>
          </table:table-cell>
          <table:table-cell office:value-type="float" office:value="58.74801" calcext:value-type="float">
            <text:p>58.748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I30]-[.J30]" office:value-type="float" office:value="1" calcext:value-type="float">
            <text:p>1</text:p>
          </table:table-cell>
          <table:table-cell table:formula="of:=[.I30]+[.J3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28.bytes</text:p>
          </table:table-cell>
          <table:table-cell office:value-type="float" office:value="15.26243" calcext:value-type="float">
            <text:p>15.2624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7.59998" calcext:value-type="float">
            <text:p>27.59998</text:p>
          </table:table-cell>
          <table:table-cell office:value-type="float" office:value="14.80001" calcext:value-type="float">
            <text:p>14.80001</text:p>
          </table:table-cell>
          <table:table-cell office:value-type="float" office:value="49.976" calcext:value-type="float">
            <text:p>49.9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I31]-[.J31]" office:value-type="float" office:value="-1" calcext:value-type="float">
            <text:p>-1</text:p>
          </table:table-cell>
          <table:table-cell table:formula="of:=[.I31]+[.J3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29.bytes</text:p>
          </table:table-cell>
          <table:table-cell office:value-type="float" office:value="17.74419" calcext:value-type="float">
            <text:p>17.7441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2.89994" calcext:value-type="float">
            <text:p>42.89994</text:p>
          </table:table-cell>
          <table:table-cell office:value-type="float" office:value="11.20002" calcext:value-type="float">
            <text:p>11.20002</text:p>
          </table:table-cell>
          <table:table-cell office:value-type="float" office:value="63.01202" calcext:value-type="float">
            <text:p>63.012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I32]-[.J32]" office:value-type="float" office:value="-3" calcext:value-type="float">
            <text:p>-3</text:p>
          </table:table-cell>
          <table:table-cell table:formula="of:=[.I32]+[.J3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30.bytes</text:p>
          </table:table-cell>
          <table:table-cell office:value-type="float" office:value="16.95314" calcext:value-type="float">
            <text:p>16.953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8.49998" calcext:value-type="float">
            <text:p>28.49998</text:p>
          </table:table-cell>
          <table:table-cell office:value-type="float" office:value="15.39999" calcext:value-type="float">
            <text:p>15.39999</text:p>
          </table:table-cell>
          <table:table-cell office:value-type="float" office:value="54.37201" calcext:value-type="float">
            <text:p>54.372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I33]-[.J33]" office:value-type="float" office:value="-1" calcext:value-type="float">
            <text:p>-1</text:p>
          </table:table-cell>
          <table:table-cell table:formula="of:=[.I33]+[.J3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31.bytes</text:p>
          </table:table-cell>
          <table:table-cell office:value-type="float" office:value="24.20716" calcext:value-type="float">
            <text:p>24.207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3.39991" calcext:value-type="float">
            <text:p>53.39991</text:p>
          </table:table-cell>
          <table:table-cell office:value-type="float" office:value="19.74998" calcext:value-type="float">
            <text:p>19.74998</text:p>
          </table:table-cell>
          <table:table-cell office:value-type="float" office:value="79.308" calcext:value-type="float">
            <text:p>79.3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I34]-[.J34]" office:value-type="float" office:value="-1" calcext:value-type="float">
            <text:p>-1</text:p>
          </table:table-cell>
          <table:table-cell table:formula="of:=[.I34]+[.J3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32.bytes</text:p>
          </table:table-cell>
          <table:table-cell office:value-type="float" office:value="17.30636" calcext:value-type="float">
            <text:p>17.3063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6.09999" calcext:value-type="float">
            <text:p>26.09999</text:p>
          </table:table-cell>
          <table:table-cell office:value-type="float" office:value="12.04" calcext:value-type="float">
            <text:p>12.04</text:p>
          </table:table-cell>
          <table:table-cell office:value-type="float" office:value="44.536" calcext:value-type="float">
            <text:p>44.5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I35]-[.J35]" office:value-type="float" office:value="2" calcext:value-type="float">
            <text:p>2</text:p>
          </table:table-cell>
          <table:table-cell table:formula="of:=[.I35]+[.J3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33.bytes</text:p>
          </table:table-cell>
          <table:table-cell office:value-type="float" office:value="15.20236" calcext:value-type="float">
            <text:p>15.2023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8.09996" calcext:value-type="float">
            <text:p>38.09996</text:p>
          </table:table-cell>
          <table:table-cell office:value-type="float" office:value="8.960028" calcext:value-type="float">
            <text:p>8.960028</text:p>
          </table:table-cell>
          <table:table-cell office:value-type="float" office:value="56.68401" calcext:value-type="float">
            <text:p>56.684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I36]-[.J36]" office:value-type="float" office:value="3" calcext:value-type="float">
            <text:p>3</text:p>
          </table:table-cell>
          <table:table-cell table:formula="of:=[.I36]+[.J36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34.bytes</text:p>
          </table:table-cell>
          <table:table-cell office:value-type="float" office:value="16.28556" calcext:value-type="float">
            <text:p>16.285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9.29995" calcext:value-type="float">
            <text:p>39.29995</text:p>
          </table:table-cell>
          <table:table-cell office:value-type="float" office:value="8.960028" calcext:value-type="float">
            <text:p>8.960028</text:p>
          </table:table-cell>
          <table:table-cell office:value-type="float" office:value="53.62401" calcext:value-type="float">
            <text:p>53.624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37]-[.J37]" office:value-type="float" office:value="3" calcext:value-type="float">
            <text:p>3</text:p>
          </table:table-cell>
          <table:table-cell table:formula="of:=[.I37]+[.J37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35.bytes</text:p>
          </table:table-cell>
          <table:table-cell office:value-type="float" office:value="17.32075" calcext:value-type="float">
            <text:p>17.3207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9.89996" calcext:value-type="float">
            <text:p>39.89996</text:p>
          </table:table-cell>
          <table:table-cell office:value-type="float" office:value="8.960026" calcext:value-type="float">
            <text:p>8.960026</text:p>
          </table:table-cell>
          <table:table-cell office:value-type="float" office:value="57.736" calcext:value-type="float">
            <text:p>57.7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I38]-[.J38]" office:value-type="float" office:value="1" calcext:value-type="float">
            <text:p>1</text:p>
          </table:table-cell>
          <table:table-cell table:formula="of:=[.I38]+[.J3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36.bytes</text:p>
          </table:table-cell>
          <table:table-cell office:value-type="float" office:value="15.11558" calcext:value-type="float">
            <text:p>15.1155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8.99996" calcext:value-type="float">
            <text:p>38.99996</text:p>
          </table:table-cell>
          <table:table-cell office:value-type="float" office:value="9.260029" calcext:value-type="float">
            <text:p>9.260029</text:p>
          </table:table-cell>
          <table:table-cell office:value-type="float" office:value="51.19201" calcext:value-type="float">
            <text:p>51.1920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I39]-[.J39]" office:value-type="float" office:value="0" calcext:value-type="float">
            <text:p>0</text:p>
          </table:table-cell>
          <table:table-cell table:formula="of:=[.I39]+[.J3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37.bytes</text:p>
          </table:table-cell>
          <table:table-cell office:value-type="float" office:value="17.09813" calcext:value-type="float">
            <text:p>17.0981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4.49996" calcext:value-type="float">
            <text:p>34.49996</text:p>
          </table:table-cell>
          <table:table-cell office:value-type="float" office:value="23.67994" calcext:value-type="float">
            <text:p>23.67994</text:p>
          </table:table-cell>
          <table:table-cell office:value-type="float" office:value="50.24401" calcext:value-type="float">
            <text:p>50.244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I40]-[.J40]" office:value-type="float" office:value="-1" calcext:value-type="float">
            <text:p>-1</text:p>
          </table:table-cell>
          <table:table-cell table:formula="of:=[.I40]+[.J4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38.bytes</text:p>
          </table:table-cell>
          <table:table-cell office:value-type="float" office:value="15.56445" calcext:value-type="float">
            <text:p>15.5644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7.59998" calcext:value-type="float">
            <text:p>27.59998</text:p>
          </table:table-cell>
          <table:table-cell office:value-type="float" office:value="9.450001" calcext:value-type="float">
            <text:p>9.450001</text:p>
          </table:table-cell>
          <table:table-cell office:value-type="float" office:value="49.952" calcext:value-type="float">
            <text:p>49.9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I41]-[.J41]" office:value-type="float" office:value="1" calcext:value-type="float">
            <text:p>1</text:p>
          </table:table-cell>
          <table:table-cell table:formula="of:=[.I41]+[.J4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39.bytes</text:p>
          </table:table-cell>
          <table:table-cell office:value-type="float" office:value="15.71535" calcext:value-type="float">
            <text:p>15.7153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5.99995" calcext:value-type="float">
            <text:p>35.99995</text:p>
          </table:table-cell>
          <table:table-cell office:value-type="float" office:value="15.69997" calcext:value-type="float">
            <text:p>15.69997</text:p>
          </table:table-cell>
          <table:table-cell office:value-type="float" office:value="45.87601" calcext:value-type="float">
            <text:p>45.8760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I42]-[.J42]" office:value-type="float" office:value="0" calcext:value-type="float">
            <text:p>0</text:p>
          </table:table-cell>
          <table:table-cell table:formula="of:=[.I42]+[.J4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40.bytes</text:p>
          </table:table-cell>
          <table:table-cell office:value-type="float" office:value="15.22728" calcext:value-type="float">
            <text:p>15.2272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2.99997" calcext:value-type="float">
            <text:p>32.99997</text:p>
          </table:table-cell>
          <table:table-cell office:value-type="float" office:value="14.06998" calcext:value-type="float">
            <text:p>14.06998</text:p>
          </table:table-cell>
          <table:table-cell office:value-type="float" office:value="43.88001" calcext:value-type="float">
            <text:p>43.880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I43]-[.J43]" office:value-type="float" office:value="-4" calcext:value-type="float">
            <text:p>-4</text:p>
          </table:table-cell>
          <table:table-cell table:formula="of:=[.I43]+[.J4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41.bytes</text:p>
          </table:table-cell>
          <table:table-cell office:value-type="float" office:value="17.47776" calcext:value-type="float">
            <text:p>17.4777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6.79993" calcext:value-type="float">
            <text:p>46.79993</text:p>
          </table:table-cell>
          <table:table-cell office:value-type="float" office:value="12.10999" calcext:value-type="float">
            <text:p>12.10999</text:p>
          </table:table-cell>
          <table:table-cell office:value-type="float" office:value="54.93202" calcext:value-type="float">
            <text:p>54.932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I44]-[.J44]" office:value-type="float" office:value="6" calcext:value-type="float">
            <text:p>6</text:p>
          </table:table-cell>
          <table:table-cell table:formula="of:=[.I44]+[.J4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42.bytes</text:p>
          </table:table-cell>
          <table:table-cell office:value-type="float" office:value="17.03868" calcext:value-type="float">
            <text:p>17.0386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6.19993" calcext:value-type="float">
            <text:p>46.19993</text:p>
          </table:table-cell>
          <table:table-cell office:value-type="float" office:value="13.50998" calcext:value-type="float">
            <text:p>13.50998</text:p>
          </table:table-cell>
          <table:table-cell office:value-type="float" office:value="55.05601" calcext:value-type="float">
            <text:p>55.056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I45]-[.J45]" office:value-type="float" office:value="3" calcext:value-type="float">
            <text:p>3</text:p>
          </table:table-cell>
          <table:table-cell table:formula="of:=[.I45]+[.J45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43.bytes</text:p>
          </table:table-cell>
          <table:table-cell office:value-type="float" office:value="17.02823" calcext:value-type="float">
            <text:p>17.0282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2.89994" calcext:value-type="float">
            <text:p>42.89994</text:p>
          </table:table-cell>
          <table:table-cell office:value-type="float" office:value="14.48997" calcext:value-type="float">
            <text:p>14.48997</text:p>
          </table:table-cell>
          <table:table-cell office:value-type="float" office:value="53.58802" calcext:value-type="float">
            <text:p>53.588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I46]-[.J46]" office:value-type="float" office:value="6" calcext:value-type="float">
            <text:p>6</text:p>
          </table:table-cell>
          <table:table-cell table:formula="of:=[.I46]+[.J4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44.bytes</text:p>
          </table:table-cell>
          <table:table-cell office:value-type="float" office:value="25.87513" calcext:value-type="float">
            <text:p>25.8751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4.49996" calcext:value-type="float">
            <text:p>34.49996</text:p>
          </table:table-cell>
          <table:table-cell office:value-type="float" office:value="19.31995" calcext:value-type="float">
            <text:p>19.31995</text:p>
          </table:table-cell>
          <table:table-cell office:value-type="float" office:value="68.104" calcext:value-type="float">
            <text:p>68.1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I47]-[.J47]" office:value-type="float" office:value="1" calcext:value-type="float">
            <text:p>1</text:p>
          </table:table-cell>
          <table:table-cell table:formula="of:=[.I47]+[.J4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45.bytes</text:p>
          </table:table-cell>
          <table:table-cell office:value-type="float" office:value="18.00405" calcext:value-type="float">
            <text:p>18.0040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8.39995" calcext:value-type="float">
            <text:p>38.39995</text:p>
          </table:table-cell>
          <table:table-cell office:value-type="float" office:value="15.24998" calcext:value-type="float">
            <text:p>15.24998</text:p>
          </table:table-cell>
          <table:table-cell office:value-type="float" office:value="51.66001" calcext:value-type="float">
            <text:p>51.660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I48]-[.J48]" office:value-type="float" office:value="-4" calcext:value-type="float">
            <text:p>-4</text:p>
          </table:table-cell>
          <table:table-cell table:formula="of:=[.I48]+[.J4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ssets/DropFeetGame/RecordedReplays/PlayerB/replay2020-10-6--17-35-40Session46.bytes</text:p>
          </table:table-cell>
          <table:table-cell office:value-type="float" office:value="8.694231" calcext:value-type="float">
            <text:p>8.6942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.7" calcext:value-type="float">
            <text:p>11.7</text:p>
          </table:table-cell>
          <table:table-cell office:value-type="float" office:value="4.9" calcext:value-type="float">
            <text:p>4.9</text:p>
          </table:table-cell>
          <table:table-cell office:value-type="float" office:value="22.58801" calcext:value-type="float">
            <text:p>22.588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49]-[.J49]" office:value-type="float" office:value="1" calcext:value-type="float">
            <text:p>1</text:p>
          </table:table-cell>
          <table:table-cell table:formula="of:=[.I49]+[.J49]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f:=AVERAGE([.B2:.B49])" office:value-type="float" office:value="17.9611052291667" calcext:value-type="float">
            <text:p>17.9611052291667</text:p>
          </table:table-cell>
          <table:table-cell table:formula="of:=AVERAGE([.C2:.C49])" office:value-type="float" office:value="9.10416666666667" calcext:value-type="float">
            <text:p>9.10416666666667</text:p>
          </table:table-cell>
          <table:table-cell table:formula="of:=AVERAGE([.D2:.D49])" office:value-type="float" office:value="6.22916666666667" calcext:value-type="float">
            <text:p>6.22916666666667</text:p>
          </table:table-cell>
          <table:table-cell table:formula="of:=AVERAGE([.E2:.E49])" office:value-type="float" office:value="10.3333333333333" calcext:value-type="float">
            <text:p>10.3333333333333</text:p>
          </table:table-cell>
          <table:table-cell table:formula="of:=AVERAGE([.F2:.F49])" office:value-type="float" office:value="34.4187120833333" calcext:value-type="float">
            <text:p>34.4187120833333</text:p>
          </table:table-cell>
          <table:table-cell table:formula="of:=AVERAGE([.G2:.G49])" office:value-type="float" office:value="9.93041768125" calcext:value-type="float">
            <text:p>9.93041768125</text:p>
          </table:table-cell>
          <table:table-cell table:formula="of:=AVERAGE([.H2:.H49])" office:value-type="float" office:value="56.1411739583333" calcext:value-type="float">
            <text:p>56.1411739583333</text:p>
          </table:table-cell>
          <table:table-cell table:formula="of:=AVERAGE([.I2:.I49])" office:value-type="float" office:value="2.22916666666667" calcext:value-type="float">
            <text:p>2.22916666666667</text:p>
          </table:table-cell>
          <table:table-cell table:formula="of:=AVERAGE([.J2:.J49])" office:value-type="float" office:value="2.54166666666667" calcext:value-type="float">
            <text:p>2.54166666666667</text:p>
          </table:table-cell>
          <table:table-cell table:formula="of:=AVERAGE([.K2:.K49])" office:value-type="float" office:value="-0.3125" calcext:value-type="float">
            <text:p>-0.3125</text:p>
          </table:table-cell>
          <table:table-cell table:formula="of:=AVERAGE([.L2:.L49])" office:value-type="float" office:value="4.77083333333333" calcext:value-type="float">
            <text:p>4.77083333333333</text:p>
          </table:table-cell>
        </table:table-row>
        <table:table-row table:style-name="ro1">
          <table:table-cell/>
          <table:table-cell table:formula="of:=STDEV([.B2:.B49])" office:value-type="float" office:value="3.66122790997207" calcext:value-type="float">
            <text:p>3.66122790997207</text:p>
          </table:table-cell>
          <table:table-cell table:formula="of:=STDEV([.C2:.C49])" office:value-type="float" office:value="2.46886642377422" calcext:value-type="float">
            <text:p>2.46886642377422</text:p>
          </table:table-cell>
          <table:table-cell table:formula="of:=STDEV([.D2:.D49])" office:value-type="float" office:value="5.23994308615077" calcext:value-type="float">
            <text:p>5.23994308615077</text:p>
          </table:table-cell>
          <table:table-cell table:formula="of:=STDEV([.E2:.E49])" office:value-type="float" office:value="4.73705776955029" calcext:value-type="float">
            <text:p>4.73705776955029</text:p>
          </table:table-cell>
          <table:table-cell table:formula="of:=STDEV([.F2:.F49])" office:value-type="float" office:value="10.0921642168698" calcext:value-type="float">
            <text:p>10.0921642168698</text:p>
          </table:table-cell>
          <table:table-cell table:formula="of:=STDEV([.G2:.G49])" office:value-type="float" office:value="6.29065966446695" calcext:value-type="float">
            <text:p>6.29065966446695</text:p>
          </table:table-cell>
          <table:table-cell table:formula="of:=STDEV([.H2:.H49])" office:value-type="float" office:value="10.5705038763263" calcext:value-type="float">
            <text:p>10.5705038763263</text:p>
          </table:table-cell>
          <table:table-cell table:formula="of:=STDEV([.I2:.I49])" office:value-type="float" office:value="1.78932512338119" calcext:value-type="float">
            <text:p>1.78932512338119</text:p>
          </table:table-cell>
          <table:table-cell table:formula="of:=STDEV([.J2:.J49])" office:value-type="float" office:value="1.77402455466867" calcext:value-type="float">
            <text:p>1.77402455466867</text:p>
          </table:table-cell>
          <table:table-cell table:formula="of:=STDEV([.K2:.K49])" office:value-type="float" office:value="3.08155977360457" calcext:value-type="float">
            <text:p>3.08155977360457</text:p>
          </table:table-cell>
          <table:table-cell table:formula="of:=STDEV([.L2:.L49])" office:value-type="float" office:value="1.78932512338119" calcext:value-type="float">
            <text:p>1.789325123381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1T15:05:03.147000000</dc:date>
    <meta:editing-duration>PT1M47S</meta:editing-duration>
    <meta:editing-cycles>1</meta:editing-cycles>
    <meta:document-statistic meta:table-count="1" meta:cell-count="610" meta:object-count="0"/>
    <meta:generator>LibreOffice/6.1.0.3$Windows_X86_64 LibreOffice_project/efb621ed25068d70781dc026f7e9c5187a4decd1</meta:generator>
  </office:meta>
</office:document-meta>
</file>